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 style:list-style-name="L1">
      <style:paragraph-properties fo:line-height="200%"/>
    </style:style>
    <style:style style:name="P4" style:family="paragraph" style:parent-style-name="Heading_20_1" style:master-page-name="numbering">
      <style:paragraph-properties fo:line-height="200%" style:page-number="aut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cope</text:h>
      <text:p text:style-name="P2">Design and construct a mobile turret defense system to navigate and eliminate threats in the upstairs hallway in the Engineering lab.</text:p>
      <text:list xml:id="list1399885179" text:style-name="L1">
        <text:list-item>
          <text:p text:style-name="P3">Design a sentry turret that will eliminate specified threats in surrounding area.</text:p>
        </text:list-item>
        <text:list-item>
          <text:p text:style-name="P3">Construct and program a sentry turret that will be placed on a mobile platform that will navigate the upstairs hallway of the Engineering Lab.</text:p>
        </text:list-item>
        <text:list-item>
          <text:p text:style-name="P3">Test and debug the program that allows the sentry turret to specify targets of threa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" style:family="paragraph" style:parent-style-name="Heading_20_7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no_20_numbering" style:display-name="no numbering" style:page-layout-name="Mpm2"/>
    <style:master-page style:name="numbering" style:page-layout-name="Mpm3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3T15:48:19</meta:creation-date>
    <meta:editing-duration>PT00H00M23S</meta:editing-duration>
    <meta:editing-cycles>2</meta:editing-cycles>
    <meta:generator>OpenOffice.org/3.1$Linux OpenOffice.org_project/310m19$Build-9420</meta:generator>
    <dc:title>sen proj 1</dc:title>
    <meta:document-statistic meta:table-count="0" meta:image-count="0" meta:object-count="0" meta:page-count="1" meta:paragraph-count="6" meta:word-count="80" meta:character-count="463"/>
    <dc:date>2010-04-23T15:48:41</dc:date>
    <meta:template xlink:type="simple" xlink:actuate="onRequest" xlink:title="sen proj 1" xlink:href="../../../.openoffice.org/3/user/template/sen%20proj%201.ott" meta:date="2010-04-23T15:48:18"/>
  </office:meta>
</office:document-meta>
</file>